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12730e" officeooo:paragraph-rsid="0012730e"/>
    </style:style>
    <style:style style:name="P2" style:family="paragraph" style:parent-style-name="Text_20_body">
      <style:text-properties officeooo:rsid="0013a100" officeooo:paragraph-rsid="0013a100"/>
    </style:style>
    <style:style style:name="P3" style:family="paragraph" style:parent-style-name="Text_20_body">
      <style:text-properties officeooo:rsid="00150831" officeooo:paragraph-rsid="00150831"/>
    </style:style>
    <style:style style:name="P4" style:family="paragraph" style:parent-style-name="Text_20_body">
      <style:text-properties officeooo:rsid="0012730e" officeooo:paragraph-rsid="0012730e" fo:background-color="#99ff66"/>
    </style:style>
    <style:style style:name="P5" style:family="paragraph" style:parent-style-name="Text_20_body">
      <style:text-properties officeooo:rsid="0012730e" officeooo:paragraph-rsid="0012730e" fo:background-color="#99ff66"/>
    </style:style>
    <style:style style:name="T1" style:family="text">
      <style:text-properties officeooo:rsid="0013a10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Gestion Emprunt et Réservation de Matériel (GERM)</text:p>
      <text:p text:style-name="Text_20_body"/>
      <text:h text:style-name="Heading_20_1" text:outline-level="1">Objectif général :</text:h>
      <text:p text:style-name="P1">Avoir une appli web permettant de gérer l’emprunt et la réservation de matériel au sein d’une coopérative d’outil.</text:p>
      <text:p text:style-name="P1"/>
      <text:h text:style-name="Heading_20_1" text:outline-level="1">Détail :</text:h>
      <text:p text:style-name="P1">Il existe deux type d’utilisateurs : les usagers et les administrateurs.</text:p>
      <text:p text:style-name="P4">Un utilisateur a accès à la liste du matériel géré par la coopérative.</text:p>
      <text:p text:style-name="P1">Ce matériel peut être empruntable ou non (si en cours de réparation par exemple). Défini par un administrateur.</text:p>
      <text:p text:style-name="P1">Un utilisateur peut réserver un outil pour une période donnée (choix date de début, date de fin).</text:p>
      <text:p text:style-name="P1">Un utilisateur doit signaler via une action (bouton), quand il pars avec l’outil emprunté.</text:p>
      <text:p text:style-name="P1">Un utilisateur doit signaler via une action (bouton), quand il rends l’outil (choix de la date : aujourd’hui ou une date antérieure)</text:p>
      <text:p text:style-name="P5">Chaque matériel a une fiche descriptive contenant : le nom, la catégorie, l’identifiant, <text:span text:style-name="T1">l’emplacement,</text:span> un texte descriptif. Renseigné par un administrateur. (identifiant en fonction de la catégorie)</text:p>
      <text:p text:style-name="P4">Chaque catégorie détermine les premiers caractères des identifiants, exemple : électro portatif : EL01, EL02, …</text:p>
      <text:p text:style-name="P1">Quand on crée un outil, on peut choisir l’identification automatique : repartir du numéro le plus élevé (EL22 après EL21).</text:p>
      <text:p text:style-name="P1">Un utilisateur peut ajouter un commentaire sur la fiche matériel.</text:p>
      <text:p text:style-name="P1">Sur la fiche outil, un calendrier affiche de manière graphique les disponibilités.</text:p>
      <text:p text:style-name="P3">Chaque utilisateur a une fiche avec nom, prénom, commune de résidence, numéro de téléphone. Cette fiche est accessible à tous.</text:p>
      <text:p text:style-name="P3">Sur la fiche outil, on peut voir des informations sur les réservations passées, en cours, et futures. Avec les dates et le nom de l’emprunteur. Un lien permet d’afficher ses informations.</text:p>
      <text:p text:style-name="P2">Une page de statistiques indique le matériel le plus emprunté (nombre d’emprunts, durée), la durée moyenne d’emprunt, durée moyenne de réservation, etc etc.</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1-08T09:30:40.793726988</meta:creation-date>
    <dc:date>2023-11-17T17:17:08.606528250</dc:date>
    <meta:editing-duration>PT9H37M41S</meta:editing-duration>
    <meta:editing-cycles>5</meta:editing-cycles>
    <meta:generator>LibreOffice/6.4.7.2$Linux_X86_64 LibreOffice_project/40$Build-2</meta:generator>
    <meta:document-statistic meta:table-count="0" meta:image-count="0" meta:object-count="0" meta:page-count="1" meta:paragraph-count="18" meta:word-count="284" meta:character-count="1809" meta:non-whitespace-character-count="1543"/>
  </office:meta>
</office:document-meta>
</file>